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170777" officeooo:paragraph-rsid="00170777" style:font-weight-asian="bold" style:font-weight-complex="bold"/>
    </style:style>
    <style:style style:name="P2" style:family="paragraph" style:parent-style-name="Text_20_body">
      <style:text-properties fo:font-weight="bold" officeooo:rsid="00170777" officeooo:paragraph-rsid="0018d3ca" style:font-weight-asian="bold" style:font-weight-complex="bold"/>
    </style:style>
    <style:style style:name="P3" style:family="paragraph" style:parent-style-name="Text_20_body">
      <style:text-properties fo:font-weight="bold" officeooo:rsid="0018d3ca" officeooo:paragraph-rsid="0018d3ca" style:font-weight-asian="bold" style:font-weight-complex="bold"/>
    </style:style>
    <style:style style:name="P4" style:family="paragraph" style:parent-style-name="Text_20_body">
      <style:text-properties fo:font-weight="bold" officeooo:rsid="001a3ddf" officeooo:paragraph-rsid="001a3ddf" style:font-weight-asian="bold" style:font-weight-complex="bold"/>
    </style:style>
    <style:style style:name="P5" style:family="paragraph" style:parent-style-name="Text_20_body">
      <style:text-properties fo:font-weight="normal" officeooo:rsid="00170777" officeooo:paragraph-rsid="00170777" style:font-weight-asian="normal" style:font-weight-complex="normal"/>
    </style:style>
    <style:style style:name="P6" style:family="paragraph" style:parent-style-name="Text_20_body">
      <style:text-properties fo:font-weight="normal" officeooo:rsid="0018d3ca" officeooo:paragraph-rsid="00170777" style:font-weight-asian="normal" style:font-weight-complex="normal"/>
    </style:style>
    <style:style style:name="P7" style:family="paragraph" style:parent-style-name="Text_20_body">
      <style:text-properties fo:font-weight="normal" officeooo:rsid="0018d3ca" officeooo:paragraph-rsid="0018d3ca" style:font-weight-asian="normal" style:font-weight-complex="normal"/>
    </style:style>
    <style:style style:name="P8" style:family="paragraph" style:parent-style-name="Text_20_body">
      <style:text-properties fo:font-weight="normal" officeooo:rsid="001a3ddf" officeooo:paragraph-rsid="001a3dd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d3ca" style:font-weight-asian="normal" style:font-weight-complex="normal"/>
    </style:style>
    <style:style style:name="T3" style:family="text">
      <style:text-properties fo:font-weight="normal" officeooo:rsid="001a3ddf" style:font-weight-asian="normal" style:font-weight-complex="normal"/>
    </style:style>
    <style:style style:name="T4" style:family="text">
      <style:text-properties fo:font-weight="normal" officeooo:rsid="001d5205" style:font-weight-asian="normal" style:font-weight-complex="normal"/>
    </style:style>
    <style:style style:name="T5" style:family="text">
      <style:text-properties officeooo:rsid="0018d3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icity/Completeness: <text:span text:style-name="T1"><text:s/>op zich geen overbodgie elementen, maar hetgeen dat er is is niet simpel weergegeven.</text:span></text:p>
      <text:p text:style-name="P5"/>
      <text:p text:style-name="P1">Clean: <text:span text:style-name="T1">Alle clutter die er is, heeft wel te maken met </text:span><text:span text:style-name="T2">fucntionaliteit. Vorm is erg simpel, gewoon veel knopjes en veel informatie.</text:span></text:p>
      <text:p text:style-name="P6"/>
      <text:p text:style-name="P2"><text:span text:style-name="T2"><text:tab/></text:span><text:span text:style-name="T5">Justify elements: </text:span><text:span text:style-name="T2">ja, allemaal nuttig nut, duidelijke rol</text:span></text:p>
      <text:p text:style-name="P2"><text:span text:style-name="T2"><text:tab/></text:span><text:span text:style-name="T5">Traditional: </text:span><text:span text:style-name="T2"><text:s/>geen material design, hamburgermenu aan de verkeerde kant</text:span></text:p>
      <text:p text:style-name="P2"><text:span text:style-name="T2"><text:tab/></text:span><text:span text:style-name="T5">Negative space: </text:span><text:span text:style-name="T2">grijze space tussen elementen als ruimtemaker, hun best gedaan</text:span></text:p>
      <text:p text:style-name="P2"><text:span text:style-name="T2"><text:tab/></text:span><text:span text:style-name="T5">Meaningful hierarchy: </text:span><text:span text:style-name="T2">binnen de app wel, alle settings bij elkaar geplempt, dus geen rare </text:span></text:p>
      <text:p text:style-name="P7"><text:tab/>doolhoven. Echter, facebook is zelf fishy, dus alle settings zijn verborgen. Maar dat ligt niet </text:p>
      <text:p text:style-name="P7"><text:tab/>aan app. </text:p>
      <text:p text:style-name="P2"><text:span text:style-name="T2"><text:tab/></text:span><text:span text:style-name="T5">Feature creep: </text:span><text:span text:style-name="T2">wat clutter binnen settings, waarom zit chat daar? </text:span></text:p>
      <text:p text:style-name="P7"/>
      <text:p text:style-name="P3">Eliminate excess graphics: <text:span text:style-name="T1">amper graphics, niet storend</text:span></text:p>
      <text:p text:style-name="P3"><text:span text:style-name="T1"><text:tab/></text:span>Thinner and lighter lines: <text:span text:style-name="T1">check</text:span></text:p>
      <text:p text:style-name="P3"><text:span text:style-name="T1"><text:tab/></text:span>Background and foreground: <text:span text:style-name="T1">geen zwarte achtergrond die aandacht daarop vestigt, maar <text:tab/>wel heel unifrom gekleurd grijs, zodat de elemnten eruit springen. </text:span></text:p>
      <text:p text:style-name="P3"><text:tab/>Custom buttons: <text:span text:style-name="T1">neutraal en minimalistisch, zelfde kleur als achtergrond. Heel veel iconen</text:span></text:p>
      <text:p text:style-name="P3"><text:span text:style-name="T1"><text:tab/></text:span>Legal copy: <text:span text:style-name="T1">er</text:span><text:span text:style-name="T4">f</text:span><text:span text:style-name="T1">gens ver onder achter in de instellingen</text:span></text:p>
      <text:p text:style-name="P3"><text:span text:style-name="T1"><text:tab/></text:span>Advertising: <text:span text:style-name="T1">advertenties alleen in je newsfeed, niet als popups, geen vunzige dingen en je <text:tab/>mag aangeven of je geinteresseerd bent of niet lala</text:span></text:p>
      <text:p text:style-name="P3"><text:span text:style-name="T1"><text:tab/></text:span>Logos &amp; Branding: <text:span text:style-name="T1">Verweving logokleur en thema app, super simpel f in hun lettertype, <text:tab/>herkenbaar, “facebookblauw” is een ding</text:span></text:p>
      <text:p text:style-name="P3"><text:span text:style-name="T1"><text:tab/></text:span>Neutral and balanced colors: <text:span text:style-name="T1">neutraal grijs en wit en blauw als kenmerkende kleur. Simpel <text:tab/>maar niet meer kleuren nodig. Alleen extra kleuren in knopjes in settings, maar daar is alles <text:tab/>wit dus dat mag</text:span></text:p>
      <text:p text:style-name="P7"/>
      <text:p text:style-name="P3">Omit needless words: <text:span text:style-name="T1">Veel tekst maar wel om duidelijke functies aan te duiden, belangrijke klikbare dingen zijn bold voor duidelijkheid. </text:span></text:p>
      <text:p text:style-name="P7"/>
      <text:p text:style-name="P3">Short transitions: <text:span text:style-name="T1">geen animaties</text:span></text:p>
      <text:p text:style-name="P3">Eliminate chartjunk: <text:span text:style-name="T1">geen charts</text:span></text:p>
      <text:p text:style-name="P7"><text:soft-page-break/></text:p>
      <text:p text:style-name="P3">Replace metaphors w/ abstractions: <text:span text:style-name="T3">combinatie, chatsymbool is een abstraction van een notitie, de wereldbol is een metafoor. Een uitroepteken zou geschikter zijn als notificatie abstraction. Games is een doos (?). Dingen als like dan weer wel heel intuitief.</text:span></text:p>
      <text:p text:style-name="P4">Eliminate title popups:<text:span text:style-name="T1"> needless</text:span></text:p>
      <text:p text:style-name="P4">Account creation: <text:span text:style-name="T1">ja, maar ook echt nodig voor personalisatie, sinds kort ook pincode om makkelijker in te loggen zoals Windows .</text:span></text:p>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2:32:01.703840271</meta:creation-date>
    <dc:date>2015-09-18T17:37:58.836344718</dc:date>
    <meta:editing-duration>PT1H48M5S</meta:editing-duration>
    <meta:editing-cycles>2</meta:editing-cycles>
    <meta:generator>LibreOffice/4.4.2.2$Linux_X86_64 LibreOffice_project/40m0$Build-2</meta:generator>
    <meta:document-statistic meta:table-count="0" meta:image-count="0" meta:object-count="0" meta:page-count="2" meta:paragraph-count="23" meta:word-count="327" meta:character-count="2199" meta:non-whitespace-character-count="1868"/>
  </office:meta>
</office:document-meta>
</file>